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sans-serif"/>
    <style:font-face style:name="Lohit Devanagari1" svg:font-family="'Lohit Devanagari'"/>
    <style:font-face style:name="Monaco" svg:font-family="Monaco, MonacoRegular, 'Courier New', monospace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993d" officeooo:paragraph-rsid="000d993d"/>
    </style:style>
    <style:style style:name="P2" style:family="paragraph" style:parent-style-name="Standard">
      <style:text-properties fo:font-variant="normal" fo:text-transform="none" fo:color="#000000" style:font-name="Monaco" fo:font-size="9pt" fo:letter-spacing="normal" fo:font-style="normal" fo:font-weight="bold" officeooo:rsid="000d993d" officeooo:paragraph-rsid="000d993d" loext:padding="0in" loext:border="none"/>
    </style:style>
    <style:style style:name="P3" style:family="paragraph" style:parent-style-name="Standard">
      <style:text-properties fo:font-variant="normal" fo:text-transform="none" fo:color="#000000" style:font-name="Monaco" fo:font-size="9pt" fo:letter-spacing="normal" fo:font-style="normal" fo:font-weight="bold" officeooo:rsid="000d993d" officeooo:paragraph-rsid="000d993d" style:font-weight-asian="bold" style:font-weight-complex="bold" loext:padding="0in" loext:border="none"/>
    </style:style>
    <style:style style:name="P4" style:family="paragraph" style:parent-style-name="Standard">
      <style:text-properties fo:font-weight="bold" officeooo:rsid="000d993d" officeooo:paragraph-rsid="000d993d" style:font-weight-asian="bold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Monaco" fo:font-size="9pt" fo:letter-spacing="normal" fo:font-style="normal" fo:font-weight="bold" loext:padding="0in" loext:border="none"/>
    </style:style>
    <style:style style:name="P6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</style:style>
    <style:style style:name="P7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P8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fo:font-weight="bold" officeooo:rsid="000d993d" officeooo:paragraph-rsid="000d993d" style:font-weight-asian="bold" style:font-weight-complex="bold"/>
    </style:style>
    <style:style style:name="P9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fo:font-weight="bold" officeooo:rsid="000e0885" officeooo:paragraph-rsid="000e0885" style:font-weight-asian="bold" style:font-weight-complex="bold"/>
    </style:style>
    <style:style style:name="P10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fo:font-weight="bold" officeooo:rsid="000ed2f2" officeooo:paragraph-rsid="000ed2f2" style:font-weight-asian="bold" style:font-weight-complex="bold"/>
    </style:style>
    <style:style style:name="P11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style:text-underline-style="solid" style:text-underline-type="double" style:text-underline-width="auto" style:text-underline-color="font-color" fo:font-weight="bold" officeooo:rsid="000e0885" officeooo:paragraph-rsid="000e0885" style:font-weight-asian="bold" style:font-weight-complex="bold"/>
    </style:style>
    <style:style style:name="P12" style:family="paragraph" style:parent-style-name="Standard">
      <style:text-properties fo:font-weight="bold" officeooo:rsid="000d993d" officeooo:paragraph-rsid="000d993d" style:font-weight-asian="bold" style:font-weight-complex="bold"/>
    </style:style>
    <style:style style:name="P13" style:family="paragraph" style:parent-style-name="Standard">
      <style:text-properties fo:font-variant="normal" fo:text-transform="none" fo:color="#000000" style:font-name="Monaco" fo:font-size="9pt" fo:letter-spacing="normal" fo:font-style="normal" fo:font-weight="bold" officeooo:rsid="000d993d" officeooo:paragraph-rsid="000d993d" style:font-weight-asian="bold" style:font-weight-complex="bold" loext:padding="0in" loext:border="none"/>
    </style:style>
    <style:style style:name="P14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Monaco" fo:font-size="9pt" fo:letter-spacing="normal" fo:font-style="normal" fo:font-weight="bold" loext:padding="0in" loext:border="none"/>
    </style:style>
    <style:style style:name="T1" style:family="text"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T2" style:family="text">
      <style:text-properties fo:font-variant="normal" fo:text-transform="none" fo:color="#555555" style:font-name="Helvetica Neue" fo:font-size="11.2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555555" style:font-name="Helvetica Neue" fo:font-size="11.25pt" fo:letter-spacing="normal" fo:font-style="normal" fo:font-weight="bold" fo:background-color="transparent" loext:char-shading-value="0" loext:padding="0in" loext:border="none"/>
    </style:style>
    <style:style style:name="T4" style:family="text">
      <style:text-properties fo:font-variant="normal" fo:text-transform="none" fo:color="#555555" fo:letter-spacing="normal"/>
    </style:style>
    <style:style style:name="T5" style:family="text">
      <style:text-properties fo:font-variant="normal" fo:text-transform="none" fo:color="#002d7a" style:font-name="inherit" fo:font-size="9pt" fo:letter-spacing="normal" fo:font-style="normal" fo:font-weight="bold" fo:background-color="transparent" loext:char-shading-value="0" loext:padding="0in" loext:border="none"/>
    </style:style>
    <style:style style:name="T6" style:family="text">
      <style:text-properties fo:font-variant="normal" fo:text-transform="none" fo:color="#004ed0" style:font-name="inherit" fo:font-size="9pt" fo:letter-spacing="normal" fo:font-style="normal" fo:font-weight="bold" fo:background-color="transparent" loext:char-shading-value="0" loext:padding="0in" loext:border="none"/>
    </style:style>
    <style:style style:name="T7" style:family="text">
      <style:text-properties fo:color="#004ed0" style:font-name="inherit" fo:background-color="transparent" loext:char-shading-value="0"/>
    </style:style>
    <style:style style:name="T8" style:family="text">
      <style:text-properties fo:color="#002d7a" style:font-name="inherit" fo:background-color="transparent" loext:char-shading-value="0"/>
    </style:style>
    <style:style style:name="T9" style:family="text">
      <style:text-properties fo:color="#002d7a" style:font-name="inherit" officeooo:rsid="00124c3d" fo:background-color="transparent" loext:char-shading-value="0"/>
    </style:style>
    <style:style style:name="T10" style:family="text">
      <style:text-properties fo:color="#006fe0" fo:background-color="transparent" loext:char-shading-value="0"/>
    </style:style>
    <style:style style:name="T11" style:family="text">
      <style:text-properties fo:color="#006fe0" style:font-name="inherit" fo:background-color="transparent" loext:char-shading-value="0"/>
    </style:style>
    <style:style style:name="T12" style:family="text">
      <style:text-properties fo:color="#333333" style:font-name="inherit" fo:background-color="transparent" loext:char-shading-value="0"/>
    </style:style>
    <style:style style:name="T13" style:family="text">
      <style:text-properties style:font-name="inherit" fo:background-color="transparent" loext:char-shading-value="0"/>
    </style:style>
    <style:style style:name="Sect1" style:family="section">
      <style:section-properties fo:background-color="#f7f7f7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#fdfdfd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ink to find the xml</text:p>
      <text:p text:style-name="P9"/>
      <text:p text:style-name="P11"><text:a xlink:type="simple" xlink:href="http://alereimondo.no-ip.org/OpenCV/34/" text:style-name="Internet_20_link" text:visited-style-name="Visited_20_Internet_20_Link">http://alereimondo.no-ip.org/OpenCV/34/</text:a></text:p>
      <text:p text:style-name="P8"/>
      <text:p text:style-name="P10">Link to install Open-CV</text:p>
      <text:p text:style-name="P10"><text:a xlink:type="simple" xlink:href="https://www.pyimagesearch.com/2018/05/28/ubuntu-18-04-how-to-install-opencv/" text:style-name="Internet_20_link" text:visited-style-name="Visited_20_Internet_20_Link">https://www.pyimagesearch.com/2018/05/28/ubuntu-18-04-how-to-install-opencv/</text:a></text:p>
      <text:p text:style-name="P10"><text:a xlink:type="simple" xlink:href="https://www.pyimagesearch.com/2018/09/24/opencv-face-recognition/" text:style-name="Internet_20_link" text:visited-style-name="Visited_20_Internet_20_Link">https://www.pyimagesearch.com/2018/09/24/opencv-face-recognition/</text:a></text:p>
      <text:p text:style-name="P10"/>
      <text:p text:style-name="P8"/>
      <text:p text:style-name="P8">Embedding Face</text:p>
      <text:p text:style-name="P7"/>
      <text:p text:style-name="P6"><text:span text:style-name="T1">To follow along with this face recognition tutorial, use the </text:span><text:span text:style-name="Emphasis"><text:span text:style-name="Strong_20_Emphasis"><text:span text:style-name="T2">“</text:span></text:span></text:span><text:span text:style-name="Emphasis"><text:span text:style-name="Strong_20_Emphasis"><text:span text:style-name="T3">Downloads”</text:span></text:span></text:span><text:span text:style-name="T1"> section of the post to download the source code, OpenCV models, and example face recognition dataset.</text:span></text:p>
      <text:p text:style-name="P7">From there, open up a terminal and execute the following command to compute the face embeddings with OpenCV:</text:p>
      <text:p text:style-name="Standard"/>
      <text:p text:style-name="Standard"/>
      <text:p text:style-name="P5"><text:span text:style-name="T7">python </text:span><text:span text:style-name="T8">extract_embeddings</text:span><text:span text:style-name="T7">.py</text:span><text:span text:style-name="T10"> </text:span><text:span text:style-name="T11">--</text:span><text:span text:style-name="T7">dataset </text:span><text:span text:style-name="T13">dataset</text:span><text:span text:style-name="T10"> </text:span><text:span text:style-name="T12">\</text:span></text:p>
      <text:section text:style-name="Sect1" text:name="crayon-5de37cd76a31d382501318-2">
        <text:p text:style-name="P5"><text:span text:style-name="T11">--</text:span><text:span text:style-name="T7">embeddings </text:span><text:span text:style-name="T8">output</text:span><text:span text:style-name="T11">/</text:span><text:span text:style-name="T8">embeddings</text:span><text:span text:style-name="T7">.pickle</text:span><text:span text:style-name="T10"> </text:span><text:span text:style-name="T12">\</text:span></text:p>
      </text:section>
      <text:section text:style-name="Sect2" text:name="crayon-5de37cd76a31d382501318-3">
        <text:p text:style-name="P5"><text:span text:style-name="T11">--</text:span><text:span text:style-name="T7">detector </text:span><text:span text:style-name="T8">face_detection</text:span><text:span text:style-name="T12">_</text:span>model<text:span text:style-name="T10"> </text:span><text:span text:style-name="T12">\</text:span></text:p>
      </text:section>
      <text:section text:style-name="Sect1" text:name="crayon-5de37cd76a31d382501318-4">
        <text:p text:style-name="P5"><text:span text:style-name="T11">--</text:span><text:span text:style-name="T8">embedding</text:span><text:span text:style-name="T11">-</text:span><text:span text:style-name="T7">model </text:span><text:span text:style-name="T8">openface_nn4</text:span><text:span text:style-name="T7">.small2.v1.t7</text:span></text:p>
      </text:section>
      <text:p text:style-name="Standard"/>
      <text:p text:style-name="Standard"/>
      <text:p text:style-name="P1">Training the dataset:</text:p>
      <text:p text:style-name="P1"><text:span text:style-name="T1">Now that we have finished coding </text:span><text:bookmark text:name="crayon-5de37cd76a32e122184468"/><text:span text:style-name="T5">train_model</text:span><text:span text:style-name="T6">.py</text:span><text:span text:style-name="T4">  </text:span><text:span text:style-name="T1">as well, let’s apply it to our extracted face embeddings:</text:span></text:p>
      <text:p text:style-name="P1"/>
      <text:p text:style-name="P2"><text:span text:style-name="T7">python </text:span><text:span text:style-name="T8">train_model</text:span><text:span text:style-name="T7">.py</text:span><text:span text:style-name="T10"> </text:span><text:span text:style-name="T11">--</text:span><text:span text:style-name="T7">embeddings </text:span><text:span text:style-name="T8">output</text:span><text:span text:style-name="T11">/</text:span><text:span text:style-name="T8">embeddings</text:span><text:span text:style-name="T7">.pickle</text:span><text:span text:style-name="T10"> </text:span><text:span text:style-name="T12">\</text:span></text:p>
      <text:section text:style-name="Sect1" text:name="crayon-5de37cd76a330274917361-2">
        <text:p text:style-name="P5"><text:span text:style-name="T11">--</text:span><text:span text:style-name="T7">recognizer </text:span><text:span text:style-name="T8">output</text:span><text:span text:style-name="T11">/</text:span><text:span text:style-name="T8">recognizer</text:span><text:span text:style-name="T7">.pickle</text:span><text:span text:style-name="T10"> </text:span><text:span text:style-name="T12">\</text:span></text:p>
      </text:section>
      <text:section text:style-name="Sect2" text:name="crayon-5de37cd76a330274917361-3">
        <text:p text:style-name="P5"><text:span text:style-name="T11">--</text:span><text:span text:style-name="T7">le </text:span><text:span text:style-name="T8">output</text:span><text:span text:style-name="T11">/</text:span><text:span text:style-name="T8">le</text:span><text:span text:style-name="T7">.pickle</text:span></text:p>
      </text:section>
      <text:p text:style-name="P1"/>
      <text:p text:style-name="P4">Recognize from static Image</text:p>
      <text:p text:style-name="P3"><text:span text:style-name="T7">python </text:span><text:span text:style-name="T8">recognize</text:span><text:span text:style-name="T7">.py</text:span><text:span text:style-name="T10"> </text:span><text:span text:style-name="T11">--</text:span><text:span text:style-name="T7">detector </text:span><text:span text:style-name="T8">face_detection</text:span><text:span text:style-name="T12">_</text:span>model<text:span text:style-name="T10"> </text:span><text:span text:style-name="T12">\</text:span></text:p>
      <text:section text:style-name="Sect1" text:name="crayon-5de37cd76a360299190759-2">
        <text:p text:style-name="P5"><text:span text:style-name="T11">--</text:span><text:span text:style-name="T8">embedding</text:span><text:span text:style-name="T11">-</text:span><text:span text:style-name="T7">model </text:span><text:span text:style-name="T8">openface_nn4</text:span><text:span text:style-name="T7">.small2.v1.t7</text:span><text:span text:style-name="T10"> </text:span><text:span text:style-name="T12">\</text:span></text:p>
      </text:section>
      <text:section text:style-name="Sect2" text:name="crayon-5de37cd76a360299190759-3">
        <text:p text:style-name="P5"><text:span text:style-name="T11">--</text:span><text:span text:style-name="T7">recognizer </text:span><text:span text:style-name="T8">output</text:span><text:span text:style-name="T11">/</text:span><text:span text:style-name="T8">recognizer</text:span><text:span text:style-name="T7">.pickle</text:span><text:span text:style-name="T10"> </text:span><text:span text:style-name="T12">\</text:span></text:p>
      </text:section>
      <text:section text:style-name="Sect1" text:name="crayon-5de37cd76a360299190759-4">
        <text:p text:style-name="P5"><text:span text:style-name="T11">--</text:span><text:span text:style-name="T7">le </text:span><text:span text:style-name="T8">output</text:span><text:span text:style-name="T11">/</text:span><text:span text:style-name="T8">le</text:span><text:span text:style-name="T7">.pickle</text:span><text:span text:style-name="T10"> </text:span><text:span text:style-name="T12">\</text:span></text:p>
      </text:section>
      <text:section text:style-name="Sect2" text:name="crayon-5de37cd76a360299190759-5">
        <text:p text:style-name="P5"><text:span text:style-name="T11">--</text:span><text:span text:style-name="T7">image </text:span><text:span text:style-name="T8">images</text:span><text:span text:style-name="T11">/</text:span><text:span text:style-name="T8">adrian</text:span><text:span text:style-name="T7">.jpg</text:span></text:p>
      </text:section>
      <text:p text:style-name="P4"/>
      <text:p text:style-name="P4"/>
      <text:p text:style-name="P4">Recognize from video Streaming</text:p>
      <text:p text:style-name="P4"/>
      <text:p text:style-name="P3"><text:span text:style-name="T7">python </text:span><text:span text:style-name="T8">recognize_video_</text:span><text:span text:style-name="T9">2</text:span><text:span text:style-name="T7">.py</text:span><text:span text:style-name="T10"> </text:span><text:span text:style-name="T11">--</text:span><text:span text:style-name="T7">detector </text:span><text:span text:style-name="T8">face_detection</text:span><text:span text:style-name="T12">_</text:span>model<text:span text:style-name="T10"> </text:span><text:span text:style-name="T12">\</text:span></text:p>
      <text:section text:style-name="Sect1" text:name="crayon-5de37cd76a382125851341-2">
        <text:p text:style-name="P5"><text:span text:style-name="T11">--</text:span><text:span text:style-name="T8">embedding</text:span><text:span text:style-name="T11">-</text:span><text:span text:style-name="T7">model </text:span><text:span text:style-name="T8">openface_nn4</text:span><text:span text:style-name="T7">.small2.v1.t7</text:span><text:span text:style-name="T10"> </text:span><text:span text:style-name="T12">\</text:span></text:p>
      </text:section>
      <text:section text:style-name="Sect2" text:name="crayon-5de37cd76a382125851341-3">
        <text:p text:style-name="P5"><text:span text:style-name="T11">--</text:span><text:span text:style-name="T7">recognizer </text:span><text:span text:style-name="T8">output</text:span><text:span text:style-name="T11">/</text:span><text:span text:style-name="T8">recognizer</text:span><text:span text:style-name="T7">.pickle</text:span><text:span text:style-name="T10"> </text:span><text:span text:style-name="T12">\</text:span></text:p>
      </text:section>
      <text:section text:style-name="Sect1" text:name="crayon-5de37cd76a382125851341-4">
        <text:p text:style-name="P5"><text:span text:style-name="T11">--</text:span><text:span text:style-name="T7">le </text:span><text:span text:style-name="T8">output</text:span><text:span text:style-name="T11">/</text:span><text:span text:style-name="T8">le</text:span><text:span text:style-name="T7">.pickle</text:span></text:p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sans-serif"/>
    <style:font-face style:name="Lohit Devanagari1" svg:font-family="'Lohit Devanagari'"/>
    <style:font-face style:name="Monaco" svg:font-family="Monaco, MonacoRegular, 'Courier New', monospace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21:09:08.803466577</meta:creation-date>
    <dc:date>2019-12-18T13:25:33.304256097</dc:date>
    <meta:editing-duration>PT44M3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55" meta:character-count="1338" meta:non-whitespace-character-count="1226"/>
  </office:meta>
</office:document-meta>
</file>